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Taxon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n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ul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pin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ryl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g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xin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ce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n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rc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li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lmus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emisi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un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realia.excl.Secale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peraceae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ago.lanceolat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mex.acetosella</text:p>
          </table:table-cell>
          <table:table-cell table:number-columns-repeated="1021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ale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mineae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 style:data-style-name="N2" text:time-value="15:20:30.0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de-DE</dc:language>
    <dc:date>2018-03-29T00:29:25</dc:date>
    <meta:editing-cycles>1</meta:editing-cycles>
    <meta:editing-duration>P0D</meta:editing-duration>
    <meta:generator>LibreOffice/6.0.0.2$Windows_X86_64 LibreOffice_project/06b618bb6f431d27fd2def25aa19c833e29b61cd</meta:generator>
    <meta:document-statistic meta:table-count="1" meta:cell-count="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